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000000" draw:textarea-vertical-align="middle"/>
    </style:style>
    <style:style style:name="gr3" style:family="graphic" style:parent-style-name="standard">
      <style:graphic-properties draw:fill="solid" draw:fill-color="#000000" draw:textarea-vertical-align="middle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6cm" fo:min-width="0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textarea-vertical-align="middle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P1" style:family="paragraph">
      <style:text-properties fo:font-family="'URW Chancery L'" style:font-pitch="variable" fo:font-size="72pt" style:font-size-asian="72pt" style:font-size-complex="72pt"/>
    </style:style>
    <style:style style:name="P2" style:family="paragraph">
      <style:text-properties fo:font-family="'Linux Libertine Display O'" style:font-pitch="variable" fo:font-size="72pt" style:font-size-asian="72pt" style:font-size-complex="72pt"/>
    </style:style>
    <style:style style:name="P3" style:family="paragraph">
      <style:text-properties fo:font-family="Gentium" style:font-pitch="variable"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family="Gentium" style:font-pitch="variable" fo:font-size="54pt" style:font-size-asian="54pt" style:font-size-complex="54pt"/>
    </style:style>
    <style:style style:name="P6" style:family="paragraph">
      <style:text-properties fo:color="#000000" fo:font-size="54pt" style:font-size-asian="54pt" style:font-size-complex="54pt"/>
    </style:style>
    <style:style style:name="P7" style:family="paragraph">
      <style:text-properties fo:color="#000000" fo:font-family="'URW Chancery L'" style:font-pitch="variable" fo:font-size="54pt" style:font-size-asian="54pt" style:font-size-complex="54pt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color="#ffffff" fo:font-family="'Linux Libertine Display O'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style:text-properties fo:color="#ffffff" fo:font-family="'Linux Libertine Display O'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family="'URW Chancery L'" style:font-pitch="variable" fo:font-size="72pt" style:font-size-asian="72pt" style:font-size-complex="72pt"/>
    </style:style>
    <style:style style:name="T2" style:family="text">
      <style:text-properties fo:font-family="'Linux Libertine Display O'" style:font-pitch="variable" fo:font-size="72pt" style:font-size-asian="72pt" style:font-size-complex="72pt"/>
    </style:style>
    <style:style style:name="T3" style:family="text">
      <style:text-properties fo:font-family="Gentium" style:font-pitch="variable" fo:font-size="72pt" style:font-size-asian="72pt" style:font-size-complex="72pt"/>
    </style:style>
    <style:style style:name="T4" style:family="text">
      <style:text-properties fo:color="#000000" fo:font-family="'URW Chancery L'" style:font-pitch="variable" fo:font-size="54pt" style:font-size-asian="54pt" style:font-size-complex="54pt"/>
    </style:style>
    <style:style style:name="T5" style:family="text">
      <style:text-properties fo:color="#ffffff" fo:font-family="'Linux Libertine Display O'" style:font-pitch="variable" fo:font-size="72pt" fo:font-weight="bold" style:font-size-asian="72pt" style:font-weight-asian="bold" style:font-size-complex="72pt" style:font-weight-complex="bold"/>
    </style:style>
    <style:style style:name="T6" style:family="text">
      <style:text-properties fo:color="#ffffff" fo:font-family="'Linux Libertine Display O'" style:font-pitch="variable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ffffff" fo:font-family="'Linux Libertine Display O'" style:font-pitch="variable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007cm" svg:height="3.515cm" svg:x="5.445cm" svg:y="10.906cm">
          <draw:text-box>
            <text:p text:style-name="P1"><text:span text:style-name="T1">JLo</text:span></text:p>
          </draw:text-box>
        </draw:frame>
        <draw:frame draw:style-name="gr1" draw:text-style-name="P2" draw:layer="layout" svg:width="3.906cm" svg:height="3.147cm" svg:x="11.191cm" svg:y="11.795cm">
          <draw:text-box>
            <text:p text:style-name="P2"><text:span text:style-name="T2">JLo</text:span></text:p>
          </draw:text-box>
        </draw:frame>
        <draw:frame draw:style-name="gr1" draw:text-style-name="P3" draw:layer="layout" svg:width="3.766cm" svg:height="3.134cm" svg:x="4.302cm" svg:y="3.2cm">
          <draw:text-box>
            <text:p text:style-name="P3"><text:span text:style-name="T3">JLo</text:span></text:p>
          </draw:text-box>
        </draw:frame>
        <draw:path draw:style-name="gr2" draw:text-style-name="P4" draw:layer="layout" svg:width="0.577cm" svg:height="2.088cm" svg:x="8.931cm" svg:y="6.658cm" svg:viewBox="0 0 578 2089" svg:d="m0 0c85 42 187 82 254 149s117 160 127 254c19 174-134 334-127 508 5 134 156 346 177 478 33 209 4 298-62 378-46 111-284 237-369 322 127-85 381-195 453-330 100-187 89-258 55-467-21-132-122-247-127-381-7-174 146-334 127-508-10-94-55-192-127-254-32-37 5-39 197-149-242 44-491 20-578 0z">
          <text:p/>
        </draw:path>
        <draw:path draw:style-name="gr3" draw:text-style-name="P4" draw:layer="layout" svg:width="1cm" svg:height="1.64cm" svg:x="9.509cm" svg:y="6.658cm" svg:viewBox="0 0 1001 1641" svg:d="m578 0c-85 42-187 82-254 149s-117 160-127 254c-19 174 134 334 127 508-5 134-143 316-164 448-20 106-1 130 58 196s294-26 511-93c199-65 286-61 270 109-2-43-12-80-32-100-34-34-87-34-144-4-139 52-302 134-420 158s-222 28-270-46-97-78-63-287c21-132 122-247 127-381 7-174-146-334-127-508 10-94 55-192 127-254 32-37-5-39-197-149 242 44 491 20 578 0z">
          <text:p/>
        </draw:path>
        <draw:g>
          <draw:path draw:style-name="gr2" draw:text-style-name="P4" draw:layer="layout" svg:width="0.763cm" svg:height="2.088cm" svg:x="9.073cm" svg:y="9.128cm" svg:viewBox="0 0 764 2089" svg:d="m0 0c112 42 247 82 336 149s154 160 168 254c25 174-178 334-168 508 6 134 206 346 234 478 43 209 5 298-82 378-61 111-376 237-488 322 168-85 504-195 599-330 132-187 117-258 72-467-27-132-161-247-167-381-10-174 193-334 167-508-13-94-72-192-167-254-43-37 6-39 260-149-320 44-649 20-764 0z">
            <text:p/>
          </draw:path>
          <draw:path draw:style-name="gr3" draw:text-style-name="P4" draw:layer="layout" svg:width="1.131cm" svg:height="1.638cm" svg:x="9.837cm" svg:y="9.128cm" svg:viewBox="0 0 1132 1639" svg:d="m764 0c-112 42-247 82-336 149s-154 160-168 254c-25 174 177 334 168 508-6 134-189 316-217 448-26 106-7 118 44 174s231 6 517-61c264-65 379-61 357 109-2-43-16-80-42-100-45-34-164-8-239 22-184 52-174 78-353 114s-317 30-359-36-88-80-44-289c28-132 162-247 168-381 10-174-193-334-168-508 14-94 73-192 168-254 43-37-6-39-260-149 320 44 649 20 764 0z">
            <text:p/>
          </draw:path>
        </draw:g>
        <draw:path draw:style-name="gr4" draw:text-style-name="P5" draw:layer="layout" svg:width="0.808cm" svg:height="0.92cm" svg:x="9.89cm" svg:y="14.303cm" svg:viewBox="0 0 809 921" svg:d="m667 470c0-51-8-96-24-140s-37-84-64-117-55-61-87-81-56-30-96-30-87 9-119 27-58 43-78 74-35 69-44 111-13 90-13 139 9 96 26 140 40 83 66 117 56 60 88 79 55 30 91 30 82-9 114-25 58-40 79-70 36-67 46-110 15-93 15-144zm142-28c0 52-5 81-16 121s-25 78-43 113-41 68-67 98-55 56-86 78-65 39-100 51-62 18-110 18-112-11-160-33-88-53-121-93-60-85-79-139-27-124-27-176 5-81 15-121 25-77 43-113 40-68 66-99 54-56 86-77 65-39 101-51 64-19 112-19 111 11 159 33 88 54 122 93 60 86 78 140 27 124 27 176z">
          <text:p/>
        </draw:path>
        <draw:frame draw:style-name="gr5" draw:text-style-name="P7" draw:layer="layout" svg:width="1.264cm" svg:height="2.703cm" draw:transform="rotate (0.174532925199433) translate (16.177cm 5.958cm)">
          <draw:text-box>
            <text:p text:style-name="P6"><text:span text:style-name="T4">o</text:span></text:p>
          </draw:text-box>
        </draw:frame>
      </draw:page>
      <draw:page draw:name="page2" draw:style-name="dp1" draw:master-page-name="Default">
        <draw:g>
          <draw:path draw:style-name="gr2" draw:text-style-name="P4" draw:layer="layout" svg:width="1.329cm" svg:height="3.637cm" svg:x="2.27cm" svg:y="1.553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3" draw:text-style-name="P4" draw:layer="layout" svg:width="1.97cm" svg:height="2.853cm" svg:x="3.6cm" svg:y="1.553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</draw:page>
      <draw:page draw:name="page3" draw:style-name="dp1" draw:master-page-name="Default">
        <draw:custom-shape draw:style-name="gr6" draw:text-style-name="P4" draw:layer="layout" svg:width="19.59cm" svg:height="4.699cm" svg:x="1cm" svg:y="1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4" draw:layer="layout" svg:width="1.329cm" svg:height="3.637cm" svg:x="1.889cm" svg:y="1.553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8" draw:text-style-name="P4" draw:layer="layout" svg:width="1.97cm" svg:height="2.853cm" svg:x="3.219cm" svg:y="1.553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  <draw:frame draw:style-name="gr1" draw:text-style-name="P9" draw:layer="layout" svg:width="4.541cm" svg:height="3.147cm" svg:x="5.953cm" svg:y="0.901cm">
          <draw:text-box>
            <text:p text:style-name="P8"><text:span text:style-name="T5">JLo</text:span></text:p>
          </draw:text-box>
        </draw:frame>
        <draw:frame draw:style-name="gr1" draw:text-style-name="P11" draw:layer="layout" svg:width="11.809cm" svg:height="0.86cm" svg:x="5.912cm" svg:y="3.827cm">
          <draw:text-box>
            <text:p text:style-name="P10"><text:span text:style-name="T6">The </text:span><text:span text:style-name="T7">Subobject-Oriented </text:span><text:span text:style-name="T6">Programming Language</text:span>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o Dooren</meta:initial-creator>
    <meta:creation-date>2012-02-19T22:20:33</meta:creation-date>
    <dc:date>2012-02-20T00:30:58</dc:date>
    <dc:creator>Marko Dooren</dc:creator>
    <meta:editing-duration>PT1H38M19S</meta:editing-duration>
    <meta:editing-cycles>3</meta:editing-cycles>
    <meta:generator>LibreOffice/3.4$Unix LibreOffice_project/340m1$Build-402</meta:generator>
    <meta:document-statistic meta:object-count="19"/>
  </office:meta>
</office:document-meta>
</file>